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f27a" officeooo:paragraph-rsid="0009f27a"/>
    </style:style>
    <style:style style:name="P2" style:family="paragraph" style:parent-style-name="Standard">
      <style:text-properties officeooo:rsid="000d3826" officeooo:paragraph-rsid="0009f2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ujet de math:</text:p>
      <text:p text:style-name="P1"/>
      <text:p text:style-name="P1">Évolution du raisonnement par récurrence ?</text:p>
      <text:p text:style-name="P1"/>
      <text:p text:style-name="P1"/>
      <text:p text:style-name="P1"/>
      <text:p text:style-name="P1">Sujet de physique: Est ce que l’hydrogène liquide est le combustible du futur ?</text:p>
      <text:p text:style-name="P1"/>
      <text:p text:style-name="P1">1)l’hydrogène liquide ça ce trouve où et c’est quoi?</text:p>
      <text:p text:style-name="P1">2) les interets</text:p>
      <text:p text:style-name="P1">3) dans quels domaines est ce qu’il est déjà utilisé et dans quels domaines est ce qu’il pourrait l’être</text:p>
      <text:p text:style-name="P1">4) les défis</text:p>
      <text:p text:style-name="P1">5) conclusion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22T11:44:47.852000000</meta:creation-date>
    <dc:date>2025-03-22T11:58:01.558000000</dc:date>
    <meta:editing-duration>PT2M53S</meta:editing-duration>
    <meta:editing-cycles>2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8" meta:word-count="59" meta:character-count="331" meta:non-whitespace-character-count="280"/>
  </office:meta>
</office:document-meta>
</file>